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28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1.5335in"/>
    </style:style>
    <style:style style:name="co7" style:family="table-column">
      <style:table-column-properties fo:break-before="auto" style:column-width="1.1228in"/>
    </style:style>
    <style:style style:name="co8" style:family="table-column">
      <style:table-column-properties fo:break-before="auto" style:column-width="1.3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b2b2b2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Parts of speech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Original Sentence</text:p>
          </table:table-cell>
          <table:table-cell table:style-name="ce2" office:value-type="string" calcext:value-type="string">
            <text:p>My Sentenc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table:style-name="ce4" office:value-type="string" calcext:value-type="string">
            <text:p>/fɜːm/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alm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epresentativ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eas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hipping rat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ckage track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urabl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variety(of)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witch on/ off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are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esume (résumé)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mploye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mploy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utho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eliev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heat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(in)advanc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onight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une into = stay tun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roadcast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vent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ssert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rew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xclusiv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etropolita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heMetropolitanMuseumofArt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afeteri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xhibit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ormativ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ormat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njoyabl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sseng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eservat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ystem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incerel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convenienc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hi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ymphon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ond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elebrat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no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uid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emai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rail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rochur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eremon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ublication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3:Sheet1.G5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0-22T23:41:15.852373894</dc:date>
    <meta:editing-duration>PT14M31S</meta:editing-duration>
    <meta:editing-cycles>4</meta:editing-cycles>
    <meta:document-statistic meta:table-count="1" meta:cell-count="58" meta:object-count="0"/>
  </office:meta>
</office:document-meta>
</file>